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lexandře,</text:p>
      <text:p text:style-name="Normal">v tento svátek lásky, kdy se cítím tak blízko tobě díky našemu sdílenému vodnímu znamení Bůvola, chtěla bych ti připomenout, jakým darem je pro mě sdílet s tebou stejný cyklus luna a elementární sílu. Naše cesty se protínají nejen v oblasti hvězd, ale i v těch nejzáhadnějších koutech srdce. Přeji ti, aby tvůj strážný anděl Haniel naplnil tvůj život radostí a aby tvůj smích byl neustálým pramenem světla pro všechny okolo. Víra ve sdílené síly nás posiluje a dává našemu přátelství hlubší smysl. Kéž naše duše tancují společně v rytmu veselí a nekonečné spokojenosti, jaké nám může nabídnout jen vzácné spojení dvou Bůvolů.</text:p>
      <text:p text:style-name="Normal">S láskou a úsměvem, který mi tvá přítomnost vždy zaruč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